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26.15cm" fo:min-width="35.7cm"/>
    </style:style>
    <style:style style:name="gr2" style:family="graphic" style:parent-style-name="standard">
      <style:graphic-properties draw:fill-color="#004586" draw:textarea-horizontal-align="justify" draw:textarea-vertical-align="middle" draw:auto-grow-height="false" fo:min-height="2.304cm" fo:min-width="9.9cm"/>
    </style:style>
    <style:style style:name="gr3" style:family="graphic" style:parent-style-name="standard">
      <style:graphic-properties draw:fill-color="#004586" draw:textarea-horizontal-align="justify" draw:textarea-vertical-align="middle" draw:auto-grow-height="false" fo:min-height="2.565cm" fo:min-width="9.9cm"/>
    </style:style>
    <style:style style:name="gr4" style:family="graphic" style:parent-style-name="standard">
      <style:graphic-properties draw:stroke="dash" draw:stroke-dash="Fine_20_Dashed" draw:fill-color="#cfe7f5" draw:textarea-horizontal-align="justify" draw:textarea-vertical-align="middle" draw:auto-grow-height="false" fo:min-height="2.001cm" fo:min-width="11.5cm"/>
    </style:style>
    <style:style style:name="gr5" style:family="graphic" style:parent-style-name="standard">
      <style:graphic-properties draw:stroke="dash" draw:stroke-dash="Fine_20_Dashed" draw:fill-color="#cfe7f5" draw:textarea-horizontal-align="justify" draw:textarea-vertical-align="middle" draw:auto-grow-height="false" fo:min-height="2.064cm" fo:min-width="9.1cm"/>
    </style:style>
    <style:style style:name="gr6" style:family="graphic" style:parent-style-name="standard">
      <style:graphic-properties draw:stroke="dash" draw:stroke-dash="_32__20_Dots_20_1_20_Dash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65cm" fo:min-width="9.9cm"/>
    </style:style>
    <style:style style:name="gr8" style:family="graphic" style:parent-style-name="standard">
      <style:graphic-properties draw:stroke="none" svg:stroke-color="#000000" draw:fill="none" draw:fill-color="#ffffff" fo:min-height="1.311cm"/>
    </style:style>
    <style:style style:name="gr9" style:family="graphic" style:parent-style-name="standard">
      <style:graphic-properties draw:stroke="none" svg:stroke-color="#000000" draw:fill="none" draw:fill-color="#ffffff" fo:min-height="1.56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004586" draw:textarea-horizontal-align="justify" draw:textarea-vertical-align="middle" draw:auto-grow-height="false" fo:min-height="2.42cm" fo:min-width="9.9cm"/>
    </style:style>
    <style:style style:name="gr12" style:family="graphic" style:parent-style-name="standard">
      <style:graphic-properties draw:stroke="dash" draw:stroke-dash="Fine_20_Dashed" draw:fill-color="#cfe7f5" draw:textarea-horizontal-align="justify" draw:textarea-vertical-align="middle" draw:auto-grow-height="false" fo:min-height="2.101cm" fo:min-width="11.9cm"/>
    </style:style>
    <style:style style:name="gr13" style:family="graphic" style:parent-style-name="standard">
      <style:graphic-properties draw:textarea-horizontal-align="justify" draw:textarea-vertical-align="middle" draw:auto-grow-height="false" fo:min-height="2.55cm" fo:min-width="9.9cm"/>
    </style:style>
    <style:style style:name="gr14" style:family="graphic" style:parent-style-name="standard">
      <style:graphic-properties draw:stroke="none" svg:stroke-color="#000000" draw:fill="none" draw:fill-color="#ffffff" fo:min-height="1.313cm"/>
    </style:style>
    <style:style style:name="P1" style:family="paragraph">
      <loext:graphic-properties draw:fill-color="#ffff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4586"/>
      <style:paragraph-properties fo:text-align="center"/>
      <style:text-properties style:font-name="Segoe UI1" fo:font-size="18pt" style:font-size-asian="18pt" style:font-size-complex="18pt"/>
    </style:style>
    <style:style style:name="P4" style:family="paragraph">
      <loext:graphic-properties draw:fill-color="#cfe7f5"/>
      <style:paragraph-properties fo:text-align="center"/>
      <style:text-properties style:font-name="Segoe UI1" fo:font-size="18pt" fo:font-weight="bold" style:font-size-asian="18pt" style:font-size-complex="18pt"/>
    </style:style>
    <style:style style:name="P5" style:family="paragraph">
      <loext:graphic-properties draw:fill="none" draw:fill-color="#ffffff"/>
      <style:text-properties style:font-name="Segoe UI1" fo:font-size="14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Segoe UI1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Segoe UI1" fo:font-size="18pt" fo:font-weight="bold" style:letter-kerning="true" style:font-name-asian="Microsoft YaHei" style:font-size-asian="18pt" style:font-name-complex="Mangal" style:font-size-complex="18pt"/>
    </style:style>
    <style:style style:name="T3" style:family="text">
      <style:text-properties style:font-name="Segoe UI1" fo:font-size="18pt" fo:font-weight="bold" style:font-size-asian="18pt" style:font-size-complex="18pt"/>
    </style:style>
    <style:style style:name="T4" style:family="text">
      <style:text-properties style:font-name="Segoe UI1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2cm" svg:height="26.4cm" draw:transform="skewX (-0.000698131700797732) translate (3cm 1.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0.4cm" svg:height="2.554cm" svg:x="12.8cm" svg:y="7.768cm"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4cm" svg:height="2.815cm" svg:x="12.8cm" svg:y="17.2cm">
          <text:p text:style-name="P2"><text:span text:style-name="T1">Data Access Lay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12cm" svg:height="2.251cm" svg:x="26.8cm" svg:y="17.4cm">
          <text:p text:style-name="P2"><text:span text:style-name="T2">svc/public/webapp/service/dal/*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10.4cm" svg:height="2.554cm" svg:x="12.8cm" svg:y="2.66cm">
          <text:p text:style-name="P2"><text:span text:style-name="T1">View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9.6cm" svg:height="2.314cm" svg:x="28cm" svg:y="5.3cm">
          <text:p text:style-name="P2"><text:span text:style-name="T3">svc/public/webapp/feature/*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3.2cm" svg:y1="9.045cm" svg:x2="28cm" svg:y2="6.457cm" draw:start-shape="id1" draw:start-glue-point="1" draw:end-shape="id2" svg:d="M23200 9045h2400v-2588h2400" svg:viewBox="0 0 4801 2589">
          <text:p/>
        </draw:connector>
        <draw:connector draw:style-name="gr6" draw:text-style-name="P2" draw:layer="layout" svg:x1="23.3cm" svg:y1="18.507cm" svg:x2="26.8cm" svg:y2="18.525cm" draw:end-shape="id3" draw:end-glue-point="3" svg:d="M23300 18507h1500v18h2000" svg:viewBox="0 0 3501 19">
          <text:p/>
        </draw:connector>
        <draw:custom-shape draw:style-name="gr7" draw:text-style-name="P2" draw:layer="layout" svg:width="10.4cm" svg:height="0.9cm" svg:x="12.8cm" svg:y="22.2cm">
          <text:p text:style-name="P2">REST API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328cm" svg:height="1.561cm" svg:x="14.772cm" svg:y="6.005cm">
          <draw:text-box>
            <text:p><text:span text:style-name="T4">ViewModel</text:span></text:p>
          </draw:text-box>
        </draw:frame>
        <draw:frame draw:style-name="gr9" draw:text-style-name="P5" draw:layer="layout" svg:width="3.628cm" svg:height="1.814cm" svg:x="18.9cm" svg:y="6cm">
          <draw:text-box>
            <text:p><text:span text:style-name="T4">ViewModel</text:span></text:p>
          </draw:text-box>
        </draw:frame>
        <draw:line draw:style-name="gr10" draw:text-style-name="P6" draw:layer="layout" svg:x1="16.002cm" svg:y1="10.28cm" svg:x2="16cm" svg:y2="12.5cm">
          <text:p/>
        </draw:line>
        <draw:line draw:style-name="gr10" draw:text-style-name="P6" draw:layer="layout" svg:x1="20cm" svg:y1="12.6cm" svg:x2="20.002cm" svg:y2="10.202cm">
          <text:p/>
        </draw:line>
        <draw:custom-shape draw:style-name="gr11" draw:text-style-name="P3" draw:layer="layout" svg:width="10.4cm" svg:height="2.67cm" svg:x="12.8cm" svg:y="12.4cm">
          <text:p text:style-name="P2"><text:span text:style-name="T1">Repository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20.1cm" svg:y1="7.7cm" svg:x2="20.153cm" svg:y2="5.054cm">
          <text:p/>
        </draw:line>
        <draw:line draw:style-name="gr10" draw:text-style-name="P6" draw:layer="layout" svg:x1="16cm" svg:y1="5.1cm" svg:x2="16cm" svg:y2="7.88cm">
          <text:p/>
        </draw:line>
        <draw:custom-shape draw:style-name="gr12" draw:text-style-name="P4" xml:id="id4" draw:id="id4" draw:layer="layout" svg:width="12.4cm" svg:height="2.351cm" svg:x="26.8cm" svg:y="12.5cm">
          <text:p text:style-name="P2"><text:span text:style-name="T2">svc/public/webapp/service/repository/*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3.3cm" svg:y1="13.707cm" svg:x2="26.8cm" svg:y2="13.675cm" draw:end-shape="id4" draw:end-glue-point="3" svg:d="M23300 13707h1500v-32h2000" svg:viewBox="0 0 3501 33">
          <text:p/>
        </draw:connector>
        <draw:custom-shape draw:style-name="gr13" draw:text-style-name="P2" draw:layer="layout" svg:width="10.4cm" svg:height="2.8cm" svg:x="12.8cm" svg:y="23.2cm">
          <text:p text:style-name="P2">PlayApplication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3.2cm" svg:y1="3.937cm" svg:x2="28cm" svg:y2="6.457cm" draw:start-shape="id5" draw:end-shape="id2" draw:end-glue-point="3" svg:d="M23200 3937h2400v2520h2400" svg:viewBox="0 0 4801 2521">
          <text:p/>
        </draw:connector>
        <draw:line draw:style-name="gr10" draw:text-style-name="P6" draw:layer="layout" svg:x1="20.051cm" svg:y1="17.302cm" svg:x2="20.1cm" svg:y2="15cm">
          <text:p/>
        </draw:line>
        <draw:line draw:style-name="gr10" draw:text-style-name="P6" draw:layer="layout" svg:x1="16.052cm" svg:y1="15.07cm" svg:x2="16.05cm" svg:y2="17.29cm">
          <text:p/>
        </draw:line>
        <draw:line draw:style-name="gr10" draw:text-style-name="P6" draw:layer="layout" svg:x1="16.002cm" svg:y1="20.06cm" svg:x2="16cm" svg:y2="22.28cm">
          <text:p/>
        </draw:line>
        <draw:line draw:style-name="gr10" draw:text-style-name="P6" draw:layer="layout" svg:x1="20.002cm" svg:y1="22.204cm" svg:x2="20cm" svg:y2="20cm">
          <text:p/>
        </draw:line>
        <draw:frame draw:style-name="gr8" draw:text-style-name="P5" draw:layer="layout" svg:width="3.328cm" svg:height="1.561cm" svg:x="14.672cm" svg:y="20.506cm">
          <draw:text-box>
            <text:p><text:span text:style-name="T4">Http request</text:span></text:p>
          </draw:text-box>
        </draw:frame>
        <draw:frame draw:style-name="gr14" draw:text-style-name="P5" draw:layer="layout" svg:width="3.628cm" svg:height="1.563cm" svg:x="18.672cm" svg:y="20.507cm">
          <draw:text-box>
            <text:p><text:span text:style-name="T4">Http response</text:span></text:p>
          </draw:text-box>
        </draw:frame>
        <draw:frame draw:style-name="gr8" draw:text-style-name="P5" draw:layer="layout" svg:width="2.928cm" svg:height="1.561cm" svg:x="15.172cm" svg:y="10.806cm">
          <draw:text-box>
            <text:p><text:span text:style-name="T4">JS Object</text:span></text:p>
          </draw:text-box>
        </draw:frame>
        <draw:frame draw:style-name="gr8" draw:text-style-name="P5" draw:layer="layout" svg:width="3.328cm" svg:height="1.561cm" svg:x="19.272cm" svg:y="10.807cm">
          <draw:text-box>
            <text:p><text:span text:style-name="T4">JS Object</text:span></text:p>
          </draw:text-box>
        </draw:frame>
        <draw:frame draw:style-name="gr8" draw:text-style-name="P5" draw:layer="layout" svg:width="3.328cm" svg:height="1.561cm" svg:x="15.172cm" svg:y="15.507cm">
          <draw:text-box>
            <text:p><text:span text:style-name="T4">JS Object</text:span></text:p>
          </draw:text-box>
        </draw:frame>
        <draw:frame draw:style-name="gr8" draw:text-style-name="P5" draw:layer="layout" svg:width="3.328cm" svg:height="1.561cm" svg:x="19.272cm" svg:y="15.508cm">
          <draw:text-box>
            <text:p><text:span text:style-name="T4">JS Ob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11:03:31.328000000</meta:creation-date>
    <dc:date>2015-11-16T11:52:37.747000000</dc:date>
    <meta:editing-duration>PT2H3M59S</meta:editing-duration>
    <meta:editing-cycles>18</meta:editing-cycles>
    <meta:generator>LibreOffice/5.0.2.2$Windows_x86 LibreOffice_project/37b43f919e4de5eeaca9b9755ed688758a8251fe</meta:generator>
    <meta:document-statistic meta:object-count="30"/>
  </office:meta>
</office:document-meta>
</file>